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paragraph-properties fo:margin-left="0in" fo:margin-right="0in" fo:text-indent="0.5in" style:auto-text-indent="false"/>
    </style:style>
    <style:style style:name="P3" style:family="paragraph" style:parent-style-name="List_20_Paragraph" style:list-style-name="WWNum2">
      <style:text-properties fo:language="en" fo:country="CA"/>
    </style:style>
    <style:style style:name="P4" style:family="paragraph" style:parent-style-name="Standard" style:master-page-name="Standard">
      <style:paragraph-properties fo:text-align="center" style:justify-single-word="false" style:page-number="auto"/>
    </style:style>
    <style:style style:name="P5" style:family="paragraph" style:parent-style-name="Standard">
      <style:text-properties fo:language="en" fo:country="CA"/>
    </style:style>
    <style:style style:name="T1" style:family="text">
      <style:text-properties fo:font-size="14pt" fo:language="en" fo:country="CA" style:text-underline-style="solid" style:text-underline-width="auto" style:text-underline-color="font-color" fo:font-weight="bold" style:font-size-asian="14pt" style:font-weight-asian="bold" style:font-size-complex="14pt"/>
    </style:style>
    <style:style style:name="T2" style:family="text">
      <style:text-properties fo:font-size="14pt" fo:language="en" fo:country="CA" style:text-underline-style="solid" style:text-underline-width="auto" style:text-underline-color="font-color" fo:font-weight="bold" officeooo:rsid="000d21c9" style:font-size-asian="14pt" style:font-weight-asian="bold" style:font-size-complex="14pt"/>
    </style:style>
    <style:style style:name="T3" style:family="text">
      <style:text-properties fo:language="en" fo:country="CA" fo:font-weight="bold" style:font-weight-asian="bold"/>
    </style:style>
    <style:style style:name="T4" style:family="text">
      <style:text-properties officeooo:rsid="000d89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Final </text:span><text:span text:style-name="T1">Project Report <text:s/></text:span><text:span text:style-name="T2">Format</text:span></text:p>
      <text:p text:style-name="P1"/>
      <text:p text:style-name="P1">Write a Project Report. The report must include:</text:p>
      <text:list xml:id="list797240269570189494" text:style-name="WWNum2">
        <text:list-item>
          <text:p text:style-name="P3">Title Page: Includes, Title, Date, Author, Course name.</text:p>
        </text:list-item>
        <text:list-item>
          <text:p text:style-name="P3">Executive Summary: This is a summary of the entire report should be less than one page long. (Write it last).</text:p>
        </text:list-item>
        <text:list-item>
          <text:p text:style-name="P3">Table of Contents:</text:p>
        </text:list-item>
        <text:list-item>
          <text:p text:style-name="P3">Introduction: </text:p>
          <text:list>
            <text:list-item>
              <text:p text:style-name="P3">Introduce the project and discuss the motivation for it i.e. why is it needed. </text:p>
            </text:list-item>
            <text:list-item>
              <text:p text:style-name="P3">Introduce background information about the project</text:p>
            </text:list-item>
            <text:list-item>
              <text:p text:style-name="P3">Mention if similar projects where done before and how these other projects are different</text:p>
            </text:list-item>
            <text:list-item>
              <text:p text:style-name="P3">Write a brief description of the following sections of the report (Circuit Design, Proposed schematic e.t.c.).</text:p>
            </text:list-item>
          </text:list>
        </text:list-item>
        <text:list-item>
          <text:p text:style-name="P3">Functional Description: Illustrate the circuit at the functional level in words and using block diagrams. Also list all inputs and outputs of the design and temperature and power tolerances. Backup your specifications with Information from Datasheets. </text:p>
        </text:list-item>
        <text:list-item>
          <text:p text:style-name="P3">Circuit Design: Include all technical information here. Key I.C.s used in the design. Discussion of the circuit design and choices made in the design process. Describe in detail the design of each block of your design i.e. power supply circuit, Motor Driver circuit, sensors circuit, XBEE circuit e.t.c.</text:p>
        </text:list-item>
        <text:list-item>
          <text:p text:style-name="P3">Circuit Diagram /Layout <text:span text:style-name="T4">(Appendix)</text:span></text:p>
        </text:list-item>
        <text:list-item>
          <text:p text:style-name="P3">Bill of Materials <text:span text:style-name="T4">(Appendix)</text:span></text:p>
        </text:list-item>
        <text:list-item>
          <text:p text:style-name="P3">Timeline. Create a Timeline for yourself. E.g. By Week x I finished blah blah blah...</text:p>
          <text:list>
            <text:list-item>
              <text:p text:style-name="P3">Use a table or Gant<text:span text:style-name="T4">t</text:span> Chart</text:p>
            </text:list-item>
            <text:list-item>
              <text:p text:style-name="P3">Mention which parts of this timeline have been completed and which parts were not completed</text:p>
            </text:list-item>
          </text:list>
        </text:list-item>
        <text:list-item>
          <text:p text:style-name="P3">Conclusion:</text:p>
          <text:list>
            <text:list-item>
              <text:p text:style-name="P3">Finally conclude with the success (or lack thereof) of your project.</text:p>
            </text:list-item>
            <text:list-item>
              <text:p text:style-name="P3">Mention if your expectations were met</text:p>
            </text:list-item>
            <text:list-item>
              <text:p text:style-name="P3">Mention your biggest challenges and how you overcame them</text:p>
            </text:list-item>
            <text:list-item>
              <text:p text:style-name="P3">Things that you’d do differently if you were to restart the project.</text:p>
            </text:list-item>
            <text:list-item>
              <text:p text:style-name="P3">Additional things that you’d do if you had more time</text:p>
            </text:list-item>
          </text:list>
        </text:list-item>
        <text:list-item>
          <text:p text:style-name="P3">References: Include all references that you have used and cited in your report.</text:p>
        </text:list-item>
        <text:list-item>
          <text:p text:style-name="P3">Appendices: Include any other big items here.</text:p>
        </text:list-item>
      </text:list>
      <text:p text:style-name="P2"><text:span text:style-name="T3">All pages of the report must have page numbers except the title page. All Figures and Tables must have correctly numbered captions (right click on figure/table </text:span><text:bookmark text:name="_GoBack"/><text:span text:style-name="T3">and click on Insert Caption). The captions for figures go underneath the figure. The captions for tables go above the table.</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Services</meta:initial-creator>
    <meta:editing-cycles>4</meta:editing-cycles>
    <meta:creation-date>2014-05-01T17:45:00</meta:creation-date>
    <dc:date>2016-03-10T14:57:35.537000000</dc:date>
    <meta:editing-duration>PT10M42S</meta:editing-duration>
    <meta:generator>LibreOffice/4.4.3.2$Windows_x86 LibreOffice_project/88805f81e9fe61362df02b9941de8e38a9b5fd16</meta:generator>
    <meta:document-statistic meta:table-count="0" meta:image-count="0" meta:object-count="0" meta:page-count="1" meta:paragraph-count="26" meta:word-count="361" meta:character-count="2142" meta:non-whitespace-character-count="1826"/>
    <meta:user-defined meta:name="AppVersion">14.0000</meta:user-defined>
    <meta:user-defined meta:name="Company">Heritage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